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>
            <text:p>Graduation Year</text:p>
          </table:table-cell>
          <table:table-cell table:style-name="ce1" office:value-type="string">
            <text:p>Debt per Student</text:p>
          </table:table-cell>
          <table:table-cell table:style-name="ce1" office:value-type="string">
            <text:p>Debt in December 2025 Dollars</text:p>
          </table:table-cell>
        </table:table-row>
        <table:table-row table:style-name="ro2">
          <table:table-cell office:value-type="float" office:value="2025">
            <text:p>2025</text:p>
          </table:table-cell>
          <table:table-cell table:number-columns-repeated="2" office:value-type="currency" office:currency="USD" office:value="39550">
            <text:p>$39,550.00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currency" office:currency="USD" office:value="38370">
            <text:p>$38,370.00</text:p>
          </table:table-cell>
          <table:table-cell office:value-type="currency" office:currency="USD" office:value="39400">
            <text:p>$39,400.00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currency" office:currency="USD" office:value="37090">
            <text:p>$37,090.00</text:p>
          </table:table-cell>
          <table:table-cell office:value-type="currency" office:currency="USD" office:value="39180">
            <text:p>$39,180.0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currency" office:currency="USD" office:value="37570">
            <text:p>$37,570.00</text:p>
          </table:table-cell>
          <table:table-cell office:value-type="currency" office:currency="USD" office:value="41030">
            <text:p>$41,030.0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currency" office:currency="USD" office:value="37110">
            <text:p>$37,110.00</text:p>
          </table:table-cell>
          <table:table-cell office:value-type="currency" office:currency="USD" office:value="43130">
            <text:p>$43,130.0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currency" office:currency="USD" office:value="36510">
            <text:p>$36,510.00</text:p>
          </table:table-cell>
          <table:table-cell office:value-type="currency" office:currency="USD" office:value="45420">
            <text:p>$45,420.0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currency" office:currency="USD" office:value="35210">
            <text:p>$35,210.00</text:p>
          </table:table-cell>
          <table:table-cell office:value-type="currency" office:currency="USD" office:value="44400">
            <text:p>$44,400.0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currency" office:currency="USD" office:value="33550">
            <text:p>$33,550.00</text:p>
          </table:table-cell>
          <table:table-cell office:value-type="currency" office:currency="USD" office:value="43270">
            <text:p>$43,270.0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currency" office:currency="USD" office:value="32090">
            <text:p>$32,090.00</text:p>
          </table:table-cell>
          <table:table-cell office:value-type="currency" office:currency="USD" office:value="42180">
            <text:p>$42,180.0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currency" office:currency="USD" office:value="30550">
            <text:p>$30,550.00</text:p>
          </table:table-cell>
          <table:table-cell office:value-type="currency" office:currency="USD" office:value="41000">
            <text:p>$41,000.0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currency" office:currency="USD" office:value="29140">
            <text:p>$29,140.00</text:p>
          </table:table-cell>
          <table:table-cell office:value-type="currency" office:currency="USD" office:value="39920">
            <text:p>$39,920.0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currency" office:currency="USD" office:value="27760">
            <text:p>$27,760.00</text:p>
          </table:table-cell>
          <table:table-cell office:value-type="currency" office:currency="USD" office:value="38310">
            <text:p>$38,310.0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currency" office:currency="USD" office:value="26270">
            <text:p>$26,270.00</text:p>
          </table:table-cell>
          <table:table-cell office:value-type="currency" office:currency="USD" office:value="36530">
            <text:p>$36,530.0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24760">
            <text:p>$24,760.00</text:p>
          </table:table-cell>
          <table:table-cell office:value-type="currency" office:currency="USD" office:value="34950">
            <text:p>$34,950.0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23240">
            <text:p>$23,240.00</text:p>
          </table:table-cell>
          <table:table-cell office:value-type="currency" office:currency="USD" office:value="33370">
            <text:p>$33,370.0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currency" office:currency="USD" office:value="21860">
            <text:p>$21,860.00</text:p>
          </table:table-cell>
          <table:table-cell office:value-type="currency" office:currency="USD" office:value="32320">
            <text:p>$32,320.0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currency" office:currency="USD" office:value="20470">
            <text:p>$20,470.00</text:p>
          </table:table-cell>
          <table:table-cell office:value-type="currency" office:currency="USD" office:value="30720">
            <text:p>$30,720.0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currency" office:currency="USD" office:value="19300">
            <text:p>$19,300.00</text:p>
          </table:table-cell>
          <table:table-cell office:value-type="currency" office:currency="USD" office:value="29750">
            <text:p>$29,750.0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currency" office:currency="USD" office:value="18230">
            <text:p>$18,230.00</text:p>
          </table:table-cell>
          <table:table-cell office:value-type="currency" office:currency="USD" office:value="28130">
            <text:p>$28,130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3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3:53:58.53</meta:creation-date>
    <dc:date>2026-03-02T13:54:38.03</dc:date>
    <dc:creator>Scott  Morgan</dc:creator>
    <meta:editing-duration>PT40S</meta:editing-duration>
    <meta:editing-cycles>1</meta:editing-cycles>
    <meta:document-statistic meta:table-count="3" meta:cell-count="60" meta:object-count="0"/>
    <meta:generator>OpenOffice/4.1.16$Win32 OpenOffice.org_project/4116m3$Build-9816</meta:generator>
  </office:meta>
</office:document-meta>
</file>